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e57" officeooo:paragraph-rsid="000cde57"/>
    </style:style>
    <style:style style:name="P2" style:family="paragraph" style:parent-style-name="Standard">
      <style:text-properties officeooo:rsid="000e35e8" officeooo:paragraph-rsid="000e35e8"/>
    </style:style>
    <style:style style:name="P3" style:family="paragraph" style:parent-style-name="Standard">
      <style:text-properties officeooo:rsid="00104f6f" officeooo:paragraph-rsid="00104f6f"/>
    </style:style>
    <style:style style:name="P4" style:family="paragraph" style:parent-style-name="Standard">
      <style:text-properties officeooo:rsid="0011d59e" officeooo:paragraph-rsid="0011d59e"/>
    </style:style>
    <style:style style:name="P5" style:family="paragraph" style:parent-style-name="Standard" style:list-style-name="L1">
      <style:text-properties officeooo:rsid="000cde57" officeooo:paragraph-rsid="000cde57"/>
    </style:style>
    <style:style style:name="P6" style:family="paragraph" style:parent-style-name="Standard" style:list-style-name="L2">
      <style:text-properties officeooo:rsid="000cde57" officeooo:paragraph-rsid="000cde57"/>
    </style:style>
    <style:style style:name="P7" style:family="paragraph" style:parent-style-name="Standard" style:list-style-name="L3">
      <style:text-properties officeooo:rsid="000e965b" officeooo:paragraph-rsid="000e965b"/>
    </style:style>
    <style:style style:name="P8" style:family="paragraph" style:parent-style-name="Standard" style:list-style-name="L3">
      <style:text-properties officeooo:rsid="00104f6f" officeooo:paragraph-rsid="00104f6f"/>
    </style:style>
    <style:style style:name="P9" style:family="paragraph" style:parent-style-name="Standard" style:list-style-name="L4">
      <style:text-properties officeooo:rsid="00104f6f" officeooo:paragraph-rsid="00104f6f"/>
    </style:style>
    <style:style style:name="P10" style:family="paragraph" style:parent-style-name="Standard" style:list-style-name="L5">
      <style:text-properties officeooo:rsid="0011e131" officeooo:paragraph-rsid="0011e131"/>
    </style:style>
    <style:style style:name="P11" style:family="paragraph" style:parent-style-name="Standard" style:list-style-name="L5">
      <style:text-properties officeooo:rsid="001204a3" officeooo:paragraph-rsid="001204a3"/>
    </style:style>
    <style:style style:name="P12" style:family="paragraph" style:parent-style-name="Standard">
      <style:text-properties officeooo:rsid="001204a3" officeooo:paragraph-rsid="001204a3"/>
    </style:style>
    <style:style style:name="P13" style:family="paragraph" style:parent-style-name="Standard">
      <style:text-properties officeooo:rsid="00135b6b" officeooo:paragraph-rsid="00135b6b"/>
    </style:style>
    <style:style style:name="P14" style:family="paragraph" style:parent-style-name="Standard">
      <style:text-properties officeooo:rsid="00135b6b" officeooo:paragraph-rsid="00144fd9"/>
    </style:style>
    <style:style style:name="T1" style:family="text">
      <style:text-properties officeooo:rsid="000e35e8"/>
    </style:style>
    <style:style style:name="T2" style:family="text">
      <style:text-properties officeooo:rsid="000e965b"/>
    </style:style>
    <style:style style:name="T3" style:family="text">
      <style:text-properties officeooo:rsid="00144f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пражнение 4</text:p>
      <text:list xml:id="list5414130264315891219" text:style-name="L1">
        <text:list-item>
          <text:p text:style-name="P5">silver</text:p>
        </text:list-item>
        <text:list-item>
          <text:p text:style-name="P5">conductor</text:p>
        </text:list-item>
        <text:list-item>
          <text:p text:style-name="P5">superconductor</text:p>
        </text:list-item>
        <text:list-item>
          <text:p text:style-name="P5">silver, copper</text:p>
        </text:list-item>
        <text:list-item>
          <text:p text:style-name="P5">gold</text:p>
        </text:list-item>
        <text:list-item>
          <text:p text:style-name="P5">insulator</text:p>
        </text:list-item>
      </text:list>
      <text:p text:style-name="P1"/>
      <text:p text:style-name="P1">Упражнение 7</text:p>
      <text:list xml:id="list1620874452728770803" text:style-name="L2">
        <text:list-item>
          <text:p text:style-name="P6">BCS theory — БКШ теория</text:p>
        </text:list-item>
        <text:list-item>
          <text:p text:style-name="P6">the Meissner effect — эффект Мейера</text:p>
        </text:list-item>
        <text:list-item>
          <text:p text:style-name="P6">the division of superconductors into the two categories — разделение сверхпроводников на два рода</text:p>
        </text:list-item>
        <text:list-item>
          <text:p text:style-name="P6">mercury - ртуть</text:p>
        </text:list-item>
        <text:list-item>
          <text:p text:style-name="P6">in subsequent decades — последующие десятилетия</text:p>
        </text:list-item>
        <text:list-item>
          <text:p text:style-name="P6">to expel magnetic field — вытеснять магнитное поле</text:p>
        </text:list-item>
        <text:list-item>
          <text:p text:style-name="P6">refrigerant - охладить</text:p>
        </text:list-item>
        <text:list-item>
          <text:p text:style-name="P6">a thin layer of insulator — <text:span text:style-name="T1">тонкий слой диэлектрика</text:span></text:p>
        </text:list-item>
        <text:list-item>
          <text:p text:style-name="P6">macroscopic properties of superconductors — <text:span text:style-name="T1">макроскопические свойства сверхпроводников</text:span></text:p>
        </text:list-item>
        <text:list-item>
          <text:p text:style-name="P6">finally - <text:span text:style-name="T1">наконец</text:span></text:p>
        </text:list-item>
        <text:list-item>
          <text:p text:style-name="P6">w<text:span text:style-name="T1">i</text:span>re — <text:span text:style-name="T1">провод </text:span><text:s/></text:p>
        </text:list-item>
        <text:list-item>
          <text:p text:style-name="P6">discover - <text:span text:style-name="T1">открывать</text:span></text:p>
        </text:list-item>
        <text:list-item>
          <text:p text:style-name="P6">superfluid — <text:span text:style-name="T1">сверхтекучесть</text:span></text:p>
        </text:list-item>
      </text:list>
      <text:p text:style-name="P1"/>
      <text:p text:style-name="P2">Упражнение <text:span text:style-name="T2">8</text:span></text:p>
      <text:list xml:id="list5484284330220883857" text:style-name="L3">
        <text:list-item>
          <text:p text:style-name="P7">Onnes</text:p>
        </text:list-item>
        <text:list-item>
          <text:p text:style-name="P7">Meissner and Ochsenfeld</text:p>
        </text:list-item>
        <text:list-item>
          <text:p text:style-name="P8">Bogolubov</text:p>
        </text:list-item>
        <text:list-item>
          <text:p text:style-name="P8">researchers at Westinghouse Electric Corparation</text:p>
        </text:list-item>
      </text:list>
      <text:p text:style-name="P3"/>
      <text:p text:style-name="P3">Упражнение 9</text:p>
      <text:list xml:id="list8354838034670815383" text:style-name="L4">
        <text:list-item>
          <text:p text:style-name="P9">c</text:p>
        </text:list-item>
        <text:list-item>
          <text:p text:style-name="P9">a</text:p>
        </text:list-item>
        <text:list-item>
          <text:p text:style-name="P9">e</text:p>
        </text:list-item>
        <text:list-item>
          <text:p text:style-name="P9">f</text:p>
        </text:list-item>
        <text:list-item>
          <text:p text:style-name="P9">b</text:p>
        </text:list-item>
        <text:list-item>
          <text:p text:style-name="P9">d</text:p>
        </text:list-item>
      </text:list>
      <text:p text:style-name="P1"/>
      <text:p text:style-name="P4">Упражнение 10</text:p>
      <text:list xml:id="list2939787168462113084" text:style-name="L5">
        <text:list-item>
          <text:p text:style-name="P10">+</text:p>
        </text:list-item>
        <text:list-item>
          <text:p text:style-name="P11">?</text:p>
        </text:list-item>
        <text:list-item>
          <text:p text:style-name="P11">+</text:p>
        </text:list-item>
        <text:list-item>
          <text:p text:style-name="P11">+</text:p>
        </text:list-item>
        <text:list-item>
          <text:p text:style-name="P11">-</text:p>
        </text:list-item>
        <text:list-item>
          <text:p text:style-name="P11">?</text:p>
        </text:list-item>
        <text:list-item>
          <text:p text:style-name="P11">?</text:p>
        </text:list-item>
        <text:list-item>
          <text:p text:style-name="P11">+</text:p>
        </text:list-item>
      </text:list>
      <text:p text:style-name="P12"/>
      <text:p text:style-name="P12"/>
      <text:p text:style-name="P12"/>
      <text:p text:style-name="P12"/>
      <text:p text:style-name="P13"><text:soft-page-break/>Упражнение 3</text:p>
      <text:p text:style-name="P13">resistance — <text:span text:style-name="T3">the degree to which a substance prevents the flow of electicity through it</text:span></text:p>
      <text:p text:style-name="P13">resistivity — a measure of electrical resistance of a substance</text:p>
      <text:p text:style-name="P13">conduct — to allow to flow through electricity or heat</text:p>
      <text:p text:style-name="P13">conductor — a substance that allow electricity or heat to pass along it or through it</text:p>
      <text:p text:style-name="P13">superconductor — material with a zero electrical resistance</text:p>
      <text:p text:style-name="P14">semiconductor — <text:span text:style-name="T3">a substance such as silicon that allows some electricity to flow through it</text:span></text:p>
      <text:p text:style-name="P14"><text:span text:style-name="T3">insulator — a substance that does not allow electricity to pass throug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07:03.650071876</meta:creation-date>
    <dc:date>2019-04-02T16:09:24.076575274</dc:date>
    <meta:editing-duration>PT38M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24" meta:character-count="1322" meta:non-whitespace-character-count="1166"/>
  </office:meta>
</office:document-meta>
</file>